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245cm" table:align="left"/>
    </style:style>
    <style:style style:name="Tabla1.A" style:family="table-column">
      <style:table-column-properties style:column-width="8.123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0pt" fo:language="es" fo:country="ES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16.933cm"/>
        </style:tab-stops>
      </style:paragraph-properties>
      <style:text-properties style:font-name="Times New Roman" fo:font-size="10pt" fo:language="es" fo:country="ES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16.933cm"/>
        </style:tab-stops>
      </style:paragraph-properties>
      <style:text-properties style:font-name="Times New Roman" fo:font-size="10pt" fo:language="es" fo:country="ES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Times New Roman" fo:font-size="10pt" fo:language="es" fo:country="ES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Times New Roman" fo:font-size="10pt" fo:language="es" fo:country="ES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cm" fo:margin-bottom="0.499cm" fo:text-align="justify" style:justify-single-word="false" fo:padding="0cm" fo:border="none"/>
      <style:text-properties style:font-name="Times New Roman" fo:font-size="10pt" fo:language="es" fo:country="ES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.499cm" fo:line-height="130%" fo:text-align="center" style:justify-single-word="false" fo:padding="0cm" fo:border="none"/>
      <style:text-properties style:font-name="Times New Roman" fo:font-size="10pt" fo:language="es" fo:country="ES" fo:font-weight="bold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line-height="130%" fo:text-align="start" style:justify-single-word="false" fo:background-color="transparent">
        <style:background-image/>
      </style:paragraph-properties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line-height="130%" fo:text-align="center" style:justify-single-word="false" fo:background-color="transparent">
        <style:background-image/>
      </style:paragraph-properties>
      <style:text-properties style:font-name="Times New Roman" fo:font-size="10pt" fo:language="es" fo:country="ES" style:text-underline-style="solid" style:text-underline-width="auto" style:text-underline-color="font-color" fo:font-weight="bold" style:font-size-asian="10pt" style:font-size-complex="10pt"/>
    </style:style>
    <style:style style:name="P13" style:family="paragraph" style:parent-style-name="Text_20_body">
      <style:paragraph-properties fo:line-height="130%" fo:text-align="justify" style:justify-single-word="false"/>
      <style:text-properties style:use-window-font-color="true" style:font-name="Times New Roman" fo:font-size="10pt" fo:language="es" fo:country="ES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line-height="130%" fo:text-align="justify" style:justify-single-word="false">
        <style:tab-stops>
          <style:tab-stop style:position="16.933cm"/>
        </style:tab-stops>
      </style:paragraph-properties>
      <style:text-properties style:use-window-font-color="true" style:font-name="Times New Roman" fo:font-size="10pt" fo:language="es" fo:country="ES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line-height="130%" fo:text-align="justify" style:justify-single-word="false">
        <style:tab-stops>
          <style:tab-stop style:position="16.956cm"/>
        </style:tab-stops>
      </style:paragraph-properties>
      <style:text-properties style:use-window-font-color="true" style:font-name="Times New Roman" fo:font-size="10pt" fo:language="es" fo:country="ES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line-height="130%" fo:text-align="justify" style:justify-single-word="false">
        <style:tab-stops>
          <style:tab-stop style:position="16.977cm"/>
        </style:tab-stops>
      </style:paragraph-properties>
      <style:text-properties style:use-window-font-color="true" style:font-name="Times New Roman" fo:font-size="10pt" fo:language="es" fo:country="ES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line-height="130%" fo:text-align="justify" style:justify-single-word="false"/>
      <style:text-properties style:font-name="Times New Roman" fo:font-size="10pt" style:font-size-asian="10pt" style:font-size-complex="10pt"/>
    </style:style>
    <style:style style:name="P18" style:family="paragraph" style:parent-style-name="Text_20_body">
      <style:paragraph-properties fo:line-height="130%" fo:text-align="justify" style:justify-single-word="false">
        <style:tab-stops>
          <style:tab-stop style:position="16.933cm"/>
        </style:tab-stops>
      </style:paragraph-properties>
      <style:text-properties style:font-name="Times New Roman" fo:font-size="10pt" style:font-size-asian="10pt" style:font-size-complex="10pt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20" style:family="paragraph" style:parent-style-name="Text_20_body">
      <style:paragraph-properties fo:line-height="130%" fo:text-align="justify" style:justify-single-word="false">
        <style:tab-stops>
          <style:tab-stop style:position="17cm"/>
        </style:tab-stops>
      </style:paragraph-properties>
      <style:text-properties style:font-name="Times New Roman" fo:font-size="10pt" fo:language="es" fo:country="ES" style:font-size-asian="10pt" style:font-size-complex="10pt"/>
    </style:style>
    <style:style style:name="P21" style:family="paragraph" style:parent-style-name="Text_20_body">
      <style:paragraph-properties fo:line-height="130%" fo:text-align="justify" style:justify-single-word="false">
        <style:tab-stops>
          <style:tab-stop style:position="16.933cm"/>
        </style:tab-stops>
      </style:paragraph-properties>
      <style:text-properties style:font-name="Times New Roman" fo:font-size="10pt" fo:language="es" fo:country="ES" style:font-size-asian="10pt" style:font-size-complex="10pt"/>
    </style:style>
    <style:style style:name="P22" style:family="paragraph" style:parent-style-name="Text_20_body">
      <style:paragraph-properties fo:line-height="130%" fo:text-align="justify" style:justify-single-word="false">
        <style:tab-stops>
          <style:tab-stop style:position="17.039cm"/>
        </style:tab-stops>
      </style:paragraph-properties>
      <style:text-properties style:font-name="Times New Roman" fo:font-size="10pt" fo:language="es" fo:country="ES" style:font-size-asian="10pt" style:font-size-complex="10pt"/>
    </style:style>
    <style:style style:name="P23" style:family="paragraph" style:parent-style-name="Text_20_body">
      <style:paragraph-properties fo:line-height="130%" fo:text-align="start" style:justify-single-word="false">
        <style:tab-stops>
          <style:tab-stop style:position="16.963cm"/>
        </style:tab-stops>
      </style:paragraph-properties>
      <style:text-properties style:font-name="Times New Roman" fo:font-size="10pt" fo:language="es" fo:country="ES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line-height="130%" fo:text-align="start" style:justify-single-word="false">
        <style:tab-stops>
          <style:tab-stop style:position="16.963cm"/>
        </style:tab-stops>
      </style:paragraph-properties>
      <style:text-properties style:font-name="Times New Roman" fo:font-size="10pt" fo:language="es" fo:country="ES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line-height="130%" fo:text-align="start" style:justify-single-word="false">
        <style:tab-stops>
          <style:tab-stop style:position="16.963cm"/>
        </style:tab-stops>
      </style:paragraph-properties>
      <style:text-properties style:font-name="Times New Roman" fo:font-size="10pt" fo:language="es" fo:country="ES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line-height="130%" fo:text-align="justify" style:justify-single-word="false">
        <style:tab-stops>
          <style:tab-stop style:position="16.963cm"/>
        </style:tab-stops>
      </style:paragraph-properties>
      <style:text-properties style:font-name="Times New Roman" fo:font-size="10pt" fo:language="es" fo:country="ES" style:text-underline-style="none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text-align="justify" style:justify-single-word="false">
        <style:tab-stops>
          <style:tab-stop style:position="16.933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use-window-font-color="true" style:text-line-through-style="none" fo:language="es" fo:country="ES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2" style:family="text">
      <style:text-properties style:use-window-font-color="true" style:text-line-through-style="none" fo:font-style="normal" style:text-underline-style="none" fo:background-color="transparent" style:font-style-asian="normal" style:font-style-complex="normal"/>
    </style:style>
    <style:style style:name="T3" style:family="text">
      <style:text-properties style:use-window-font-color="true" style:text-line-through-style="non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text-line-through-style="none" fo:font-style="normal" style:text-underline-style="solid" style:text-underline-width="auto" style:text-underline-color="font-color" fo:font-weight="bold" fo:background-color="transparent" style:font-style-asian="normal" style:font-weight-asian="bold" style:font-style-complex="normal" style:font-weight-complex="bold"/>
    </style:style>
    <style:style style:name="T5" style:family="text">
      <style:text-properties style:use-window-font-color="true" style:text-line-through-style="none" fo:language="en" fo:country="US" fo:font-style="normal" style:text-underline-style="none" fo:background-color="transparent" style:font-style-asian="normal" style:font-style-complex="normal"/>
    </style:style>
    <style:style style:name="T6" style:family="text">
      <style:text-properties style:use-window-font-color="true" style:text-line-through-style="none" fo:language="es" fo:country="PE" fo:font-style="normal" style:text-underline-style="none" fo:background-color="transparent" style:font-style-asian="normal" style:font-style-complex="normal"/>
    </style:style>
    <style:style style:name="T7" style:family="text">
      <style:text-properties style:use-window-font-color="true" style:text-line-through-style="solid" style:text-line-through-type="double" fo:language="es" fo:country="ES" fo:font-style="normal" style:text-underline-style="none" fo:background-color="transparent" style:font-style-asian="normal" style:font-style-complex="normal"/>
    </style:style>
    <style:style style:name="T8" style:family="text">
      <style:text-properties style:use-window-font-color="true" style:text-line-through-style="solid" style:text-line-through-type="doubl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9" style:family="text">
      <style:text-properties style:use-window-font-color="true" fo:language="es" fo:country="ES" fo:font-weight="normal" style:font-weight-asian="normal" style:font-weight-complex="normal"/>
    </style:style>
    <style:style style:name="T10" style:family="text">
      <style:text-properties style:text-line-through-style="solid" style:text-line-through-type="double"/>
    </style:style>
    <style:style style:name="T11" style:family="text">
      <style:text-properties fo:language="es" fo:country="ES"/>
    </style:style>
    <style:style style:name="T12" style:family="text">
      <style:text-properties fo:language="es" fo:country="ES" fo:font-weight="bold"/>
    </style:style>
    <style:style style:name="T13" style:family="text">
      <style:text-properties fo:language="es" fo:country="ES" fo:font-weight="normal" style:font-weight-asian="normal" style:font-weight-complex="normal"/>
    </style:style>
    <style:style style:name="T14" style:family="text">
      <style:text-properties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language="es" fo:country="MX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line-through-style="none" fo:language="es" fo:country="ES" fo:font-style="normal" style:text-underline-style="none" fo:background-color="transparent" style:font-style-asian="normal" style:font-style-complex="normal"/>
    </style:style>
    <style:style style:name="T18" style:family="text">
      <style:text-properties fo:language="en" fo:country="US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1">KARDEX: </text:span><text:span text:style-name="T17">[onshow.num_kardex] <text:s/></text:span></text:p>
      <text:p text:style-name="P11"><text:span text:style-name="T17">MINUTA: [onshow.num_minuta] <text:s/></text:span></text:p>
      <text:p text:style-name="P11"><text:span text:style-name="T11">ESCRITURA: </text:span><text:span text:style-name="T17">[onshow.num_escritura]</text:span></text:p>
      <text:p text:style-name="P12">[onshow.contrato] <text:line-break/>DENOMINADA<text:line-break/>[onshow.nom_newempresa]<text:line-break/>QUE OTORGAN<text:line-break/>[onshow.referencia_contratantes]</text:p>
      <text:p text:style-name="P12">__________________________________________________________________________________</text:p>
      <text:p text:style-name="P18"><text:span text:style-name="T15">EN LA CIUDAD DE LIMA, A LOS </text:span><text:span text:style-name="T11"><text:s/></text:span><text:span text:style-name="T1">[onshow.fec_letras] ,</text:span><text:span text:style-name="T11"> </text:span><text:span text:style-name="T1">[onshow.nom_notario]</text:span><text:span text:style-name="T12">, ABOGADO-NOTARIO DE LIMA, </text:span><text:span text:style-name="T13">ANTE MI COMPARECEN:</text:span></text:p>
      <text:p text:style-name="P17"><text:span text:style-name="T9">[a;block=begin;comm=text:p]</text:span></text:p>
      <text:p text:style-name="P14">[a.nom_contratante]</text:p>
      <text:p text:style-name="P13">[a;block=end;comm=text:p]</text:p>
      <text:p text:style-name="P13">[d;block=begin;comm=text:p]</text:p>
      <text:p text:style-name="P15">[d.nom_contratante] </text:p>
      <text:p text:style-name="P13">[d;block=end;comm=text:p]</text:p>
      <text:p text:style-name="P13">[b;block=begin;comm=text:p]</text:p>
      <text:p text:style-name="P16">[b.nom_contratante] <text:s/></text:p>
      <text:p text:style-name="P13">[b;block=end;comm=text:p]</text:p>
      <text:p text:style-name="P20">DE CONFORMIDAD CON LO ESTABLECIDO EN EL ARTICULO 55 DE LA LEY DEL NOTARIADO DOY FE DE HABER IDENTIFICADO A LOS COMPARECIENTES EN LA FORMA ESTABLECIDA EN EL ARTICULO 54 DE LA LEY, Y DEJO CONSTANCIA QUE LOS COMPARECIENTES SON PERSONAS MAYORES DE EDAD, CON CAPACIDAD PLENA DE EJERCICO, INTELIGENTES EN EL IDIOMA CASTELLANO, HABILES PARA CELEBRAR TODA CLASE DE CONTRATOS Y PARA OTORGAR TODA CLASE DE ACTOS JURIDICOS, PROCEDE CON ENTERA LIBERTAD Y CONOCIMIENTO SUFICIENTE DE LA ESCRITURA QUE ESTAN OTORGANDO A QUIENES ADVIERTO SOBRE LOS EFECTOS LEGALES DEL PRESENTE INSTRUMENTO, DE LO QUE DOY FE.</text:p>
      <text:p text:style-name="P20">LOS CONTRATANTES ME ENTREGARON UNA MINUTA DEBIDAMENTE AUTORIZADA POR UN ABOGADO PARA SER ELEVADO A ESCRITURA PUBLICA, A LA CUAL CONFORME AL ARTICULO 60 DE LA LEY, PROCEDI EN EL ORDEN QUE LE CORRESPONDE PARA LOS FINES DE FORMAR EL TOMO DE MINUTAS QUE PRECISA DICHO DISPOSITIVO, Y CUYO TENOR LITERAL ES EL SIGUIENTE:</text:p>
      <text:p text:style-name="P23">MINUTA Nº 000</text:p>
      <text:p text:style-name="P24"/>
      <text:p text:style-name="P24"/>
      <text:p text:style-name="P25">UNA FIRMA ILEGIBLE, </text:p>
      <text:p text:style-name="P25">UNA FIRMA ILEGIBLE,</text:p>
      <text:p text:style-name="P26"><text:soft-page-break/>AUTORIZA LA PRESENTE MINUTA EL DOCTOR <text:s text:c="3"/>, CON REGISTRO DEL COLEGIO DE ABOGADOS DE LIMA Nº </text:p>
      <text:p text:style-name="P21"><text:span text:style-name="T8"/></text:p>
      <text:p text:style-name="P21"><text:span text:style-name="T3">[onshow.contents2] <text:s/></text:span></text:p>
      <text:p text:style-name="P3"><text:span text:style-name="T4">CONCLUSION:</text:span><text:span text:style-name="T3"> FORMALIZADO EL INSTRUMENTO, CONFORME A LO ESTABLECIDO EN EL ARTICULO 59 DE LA LEY DEL NOTARIADO, HICE CONOCER A LOS OTORGANTES SU DERECHO PARA LEERLO INTEGRAMENTE. LOS CONTRATANTES ENTERADOS DE ESE DERECHO LEYERON EL INSTRUMENTO ANTE MI SE RATIFICARON EN TODO SU CONTENIDO. </text:span></text:p>
      <text:p text:style-name="P22"><text:span text:style-name="T16">[onshow.data_insertar] </text:span></text:p>
      <text:p text:style-name="P27"><text:span text:style-name="T11"/></text:p>
      <text:p text:style-name="P2">FINALMENTE, YO EL NOTARIO DEJO CONSTANCIA QUE SE HAN EFECTUADO LAS ACCIONES LEGALES DE CONTROL A QUE SE REFIERE EL ARTICULO 55° DEL DECRETO LEGISLATIVO N° 1049, MODIFICADO MEDIANTE DECRETO LEGISLATIVO N° 1106.</text:p>
      <text:p text:style-name="P2">DEJO CONSTANCIA QUE EL PRESENTE INSTRUMENTO SE INICIA EN EL FOLIO SERIE C N° 00000 Y CONCLUYE EN EL FOLIO SERIE C N° 0000.</text:p>
      <text:p text:style-name="P2">SE CONCLUYE EL PROCESO DE FIRMAS CON FECHA</text:p>
      <text:p text:style-name="P4"><text:span text:style-name="T11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ext:p text:style-name="P27"><text:span text:style-name="T7"/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8"/>
            <text:p text:style-name="P7">_________________________________</text:p>
            <text:p text:style-name="P10"><text:span text:style-name="T2">[c.nom_firma;block=table:table-row]<text:line-break/></text:span><text:span text:style-name="T18">FIRMO EL </text:span>: ___________</text:p>
          </table:table-cell>
          <table:table-cell table:style-name="Tabla1.A1" office:value-type="string">
            <text:p text:style-name="P8"/>
            <text:p text:style-name="P7">_________________________________</text:p>
            <text:p text:style-name="P10"><text:span text:style-name="T6">[h.huella_firma;block=table:table-row]</text:span><text:span text:style-name="T2"><text:line-break/></text:span><text:span text:style-name="T5">INDICE DERECHO</text:span></text:p>
          </table:table-cell>
        </table:table-row>
        <table:table-row>
          <table:table-cell table:style-name="Tabla1.A1" office:value-type="string">
            <text:p text:style-name="P9">CONCLUYO EL PROCESO DE FIRMAS EL DIA </text:p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5"/>
            <text:p text:style-name="P6">_________________________________</text:p>
            <text:p text:style-name="P10"><text:span text:style-name="T2">[onshow.nom_notario]<text:line-break/></text:span>NOTARIO DE LIMA</text:p>
          </table:table-cell>
          <table:table-cell table:style-name="Tabla1.A1" office:value-type="string">
            <text:p text:style-name="P5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2cm" fo:margin-bottom="2cm" fo:margin-left="4.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 aa</meta:initial-creator>
    <meta:creation-date>2013-03-13T13:19:43.45</meta:creation-date>
    <dc:date>2015-01-22T09:16:44.57</dc:date>
    <dc:creator>x </dc:creator>
    <meta:editing-duration>P3DT17H34M34S</meta:editing-duration>
    <meta:editing-cycles>199</meta:editing-cycles>
    <meta:generator>OpenOffice/4.1.1$Win32 OpenOffice.org_project/411m6$Build-9775</meta:generator>
    <meta:document-statistic meta:table-count="1" meta:image-count="0" meta:object-count="0" meta:page-count="2" meta:paragraph-count="34" meta:word-count="347" meta:character-count="2637"/>
  </office:meta>
</office:document-meta>
</file>